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241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10.155cm"/>
    </style:style>
    <style:style style:name="co7" style:family="table-column">
      <style:table-column-properties fo:break-before="auto" style:column-width="5.1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fo:color="#ff9900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Gallery theme [en-US]</text:p>
          </table:table-cell>
          <table:table-cell office:value-type="string">
            <text:p>Gallery theme [HU]</text:p>
          </table:table-cell>
          <table:table-cell office:value-type="string">
            <text:p>NoE</text:p>
          </table:table-cell>
          <table:table-cell office:value-type="string">
            <text:p>Origin</text:p>
          </table:table-cell>
          <table:table-cell office:value-type="string">
            <text:p>Filename, mask or all</text:p>
          </table:table-cell>
          <table:table-cell office:value-type="string">
            <text:p>To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/>
        </table:table-row>
        <table:table-row table:style-name="ro1">
          <table:table-cell office:value-type="string">
            <text:p>Shapes - polygons</text:p>
          </table:table-cell>
          <table:table-cell office:value-type="string">
            <text:p>Alakzatok - poligon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hapes 1</text:p>
          </table:table-cell>
          <table:table-cell office:value-type="string">
            <text:p>Alakzatok 1</text:p>
          </table:table-cell>
          <table:table-cell office:value-type="float" office:value="60">
            <text:p>6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3]+1"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Office.org 1.1.x</text:p>
          </table:table-cell>
          <table:table-cell table:formula="oooc:=[.F4]+1"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table:formula="oooc:=[.F5]+1" office:value-type="float" office:value="46">
            <text:p>4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 office:value-type="string">
            <text:p>Some of them based on <text:s/>Boris Maric LGPL work from VectorPortal.com</text:p>
          </table:table-cell>
        </table:table-row>
        <table:table-row table:style-name="ro1">
          <table:table-cell office:value-type="string">
            <text:p>Shapes 2</text:p>
          </table:table-cell>
          <table:table-cell office:value-type="string">
            <text:p>Alakzatok 2</text:p>
          </table:table-cell>
          <table:table-cell office:value-type="float" office:value="72">
            <text:p>72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table:formula="oooc:=[.F7]+1"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decorative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VectorPortal.com</text:p>
          </table:table-cell>
          <table:table-cell table:formula="oooc:=[.F8]+1" office:value-type="float" office:value="19">
            <text:p>19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Boris Maric</text:p>
          </table:table-cell>
          <table:table-cell table:style-name="ce4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Animals</text:p>
          </table:table-cell>
          <table:table-cell office:value-type="string">
            <text:p>Állatok</text:p>
          </table:table-cell>
          <table:table-cell office:value-type="float" office:value="35">
            <text:p>35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10]+1"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GPL</text:p>
          </table:table-cell>
          <table:table-cell office:value-type="string">
            <text:p><text:a xlink:href="http://www.sodipodi.com/index.php3?section=gallery/emeza">http://www.sodipodi.com/index.php3?section=gallery/emeza</text:a>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11]+1" office:value-type="float" office:value="35">
            <text:p>35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logos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12]+1" office:value-type="float" office:value="36">
            <text:p>36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<text:a xlink:href="http://www.sodipodi.com/index.php3?section=gallery/looops">http://www.sodipodi.com/index.php3?section=gallery/looops</text:a></text:p>
          </table:table-cell>
          <table:table-cell/>
        </table:table-row>
        <table:table-row table:style-name="ro1">
          <table:table-cell office:value-type="string">
            <text:p>Cars</text:p>
          </table:table-cell>
          <table:table-cell office:value-type="string">
            <text:p>Autók 1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gs</text:p>
          </table:table-cell>
          <table:table-cell office:value-type="string">
            <text:p>Bogarak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llets 2</text:p>
          </table:table-cell>
          <table:table-cell office:value-type="string">
            <text:p>Felsorolásjel 2</text:p>
          </table:table-cell>
          <table:table-cell office:value-type="float" office:value="174">
            <text:p>174</text:p>
          </table:table-cell>
          <table:table-cell office:value-type="string">
            <text:p>OpenOffice.org</text:p>
          </table:table-cell>
          <table:table-cell table:number-columns-repeated="2"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Cisco - Other</text:p>
          </table:table-cell>
          <table:table-cell office:value-type="string">
            <text:p>Cisco - Egyéb</text:p>
          </table:table-cell>
          <table:table-cell office:value-type="float" office:value="85">
            <text:p>85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Media</text:p>
          </table:table-cell>
          <table:table-cell office:value-type="string">
            <text:p>Cisco - Media</text:p>
          </table:table-cell>
          <table:table-cell office:value-type="float" office:value="13">
            <text:p>13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Products</text:p>
          </table:table-cell>
          <table:table-cell office:value-type="string">
            <text:p>Cisco - Termékek</text:p>
          </table:table-cell>
          <table:table-cell office:value-type="float" office:value="186">
            <text:p>186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WAN - LAN</text:p>
          </table:table-cell>
          <table:table-cell office:value-type="string">
            <text:p>Cisco - WAN - LAN</text:p>
          </table:table-cell>
          <table:table-cell office:value-type="float" office:value="33">
            <text:p>33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Domino - usual</text:p>
          </table:table-cell>
          <table:table-cell office:value-type="string">
            <text:p>Dominó - hagyományos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Domino - numbered</text:p>
          </table:table-cell>
          <table:table-cell office:value-type="string">
            <text:p>Dominó - számozott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1</text:p>
          </table:table-cell>
          <table:table-cell office:value-type="string">
            <text:p>Elektronika - alkatrészek 1</text:p>
          </table:table-cell>
          <table:table-cell office:value-type="float" office:value="33">
            <text:p>3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2</text:p>
          </table:table-cell>
          <table:table-cell office:value-type="string">
            <text:p>Elektronika - alkatrészek 2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3</text:p>
          </table:table-cell>
          <table:table-cell office:value-type="string">
            <text:p>Elektronika - alkatrészek 3</text:p>
          </table:table-cell>
          <table:table-cell office:value-type="float" office:value="29">
            <text:p>2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4</text:p>
          </table:table-cell>
          <table:table-cell office:value-type="string">
            <text:p>Elektronika - alkatrészek 4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Electronics - circuit</text:p>
          </table:table-cell>
          <table:table-cell office:value-type="string">
            <text:p>Elektronika - áramkörök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signs</text:p>
          </table:table-cell>
          <table:table-cell office:value-type="string">
            <text:p>Elektronika - jelek</text:p>
          </table:table-cell>
          <table:table-cell office:value-type="float" office:value="14">
            <text:p>14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gauges</text:p>
          </table:table-cell>
          <table:table-cell office:value-type="string">
            <text:p>Elektronika - mérőeszközö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eople</text:p>
          </table:table-cell>
          <table:table-cell office:value-type="string">
            <text:p>Emberek</text:p>
          </table:table-cell>
          <table:table-cell office:value-type="float" office:value="62">
            <text:p>62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30]+1"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fame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31]+1" office:value-type="float" office:value="32">
            <text:p>32</text:p>
          </table:table-cell>
          <table:table-cell office:value-type="float" office:value="62">
            <text:p>62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ain</text:p>
          </table:table-cell>
          <table:table-cell/>
        </table:table-row>
        <table:table-row table:style-name="ro1">
          <table:table-cell office:value-type="string">
            <text:p>Architecture - overlay</text:p>
          </table:table-cell>
          <table:table-cell office:value-type="string">
            <text:p>Építészet - burkolat</text:p>
          </table:table-cell>
          <table:table-cell office:value-type="float" office:value="4">
            <text:p>4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furnitures</text:p>
          </table:table-cell>
          <table:table-cell office:value-type="string">
            <text:p>Építészet – butoro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uildings</text:p>
          </table:table-cell>
          <table:table-cell office:value-type="string">
            <text:p>Építészet - épületek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athroom, kitchen</text:p>
          </table:table-cell>
          <table:table-cell office:value-type="string">
            <text:p>Építészet - fürdőszoba, konyh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kitchen</text:p>
          </table:table-cell>
          <table:table-cell office:value-type="string">
            <text:p>Építészet - konyha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windows, doors</text:p>
          </table:table-cell>
          <table:table-cell office:value-type="string">
            <text:p>Építészet - nyílászáró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Sodipodi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1">
          <table:table-cell office:value-type="string">
            <text:p>Flowcharts</text:p>
          </table:table-cell>
          <table:table-cell office:value-type="string">
            <text:p>Folyamatábra</text:p>
          </table:table-cell>
          <table:table-cell office:value-type="float" office:value="30">
            <text:p>30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Flowcharts 2</text:p>
          </table:table-cell>
          <table:table-cell office:value-type="string">
            <text:p>Folyamatábra 2</text:p>
          </table:table-cell>
          <table:table-cell office:value-type="float" office:value="25">
            <text:p>25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oral-StudioA</text:p>
          </table:table-cell>
          <table:table-cell office:value-type="string">
            <text:p>Foral-StudioA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2">
          <table:table-cell office:value-type="string">
            <text:p>Photos - Fauna</text:p>
          </table:table-cell>
          <table:table-cell office:value-type="string">
            <text:p>Fotók - Élővilág</text:p>
          </table:table-cell>
          <table:table-cell office:value-type="float" office:value="43">
            <text:p>43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Buildings</text:p>
          </table:table-cell>
          <table:table-cell office:value-type="string">
            <text:p>Fotók – Épülete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Plants</text:p>
          </table:table-cell>
          <table:table-cell office:value-type="string">
            <text:p>Fotók - Növények</text:p>
          </table:table-cell>
          <table:table-cell office:value-type="float" office:value="56">
            <text:p>56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Statues</text:p>
          </table:table-cell>
          <table:table-cell office:value-type="string">
            <text:p>Fotók – Szobrok</text:p>
          </table:table-cell>
          <table:table-cell office:value-type="float" office:value="5">
            <text:p>5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Landscapes</text:p>
          </table:table-cell>
          <table:table-cell office:value-type="string">
            <text:p>Fotók - Tájak</text:p>
          </table:table-cell>
          <table:table-cell office:value-type="float" office:value="59">
            <text:p>59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Cities</text:p>
          </table:table-cell>
          <table:table-cell office:value-type="string">
            <text:p>Fotók - Városok</text:p>
          </table:table-cell>
          <table:table-cell office:value-type="float" office:value="8">
            <text:p>8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Flowers</text:p>
          </table:table-cell>
          <table:table-cell office:value-type="string">
            <text:p>Fotók - Virágo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leeagasguang/</text:p>
          </table:table-cell>
          <table:table-cell office:value-type="string">
            <text:p>1481157185_28ea113529_o.jpg</text:p>
          </table:table-cell>
          <table:table-cell table:number-columns-repeated="2"/>
          <table:table-cell office:value-type="string">
            <text:p>uduokkamah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leeagasguang/1481157185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leeagasguang/</text:p>
          </table:table-cell>
          <table:table-cell office:value-type="string">
            <text:p>1482010374_31c0e4c1ed_o.jpg</text:p>
          </table:table-cell>
          <table:table-cell table:number-columns-repeated="2"/>
          <table:table-cell office:value-type="string">
            <text:p>uduokkamah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leeagasguang/1482010374/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Therapeutics - general</text:p>
          </table:table-cell>
          <table:table-cell office:value-type="string">
            <text:p>Gyógyászat - általános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5"/>
          <table:table-cell office:value-type="string">
            <text:p>Public Domain</text:p>
          </table:table-cell>
          <table:table-cell table:number-columns-repeated="2"/>
        </table:table-row>
        <table:table-row table:style-name="ro1">
          <table:table-cell office:value-type="string">
            <text:p>Weather</text:p>
          </table:table-cell>
          <table:table-cell office:value-type="string">
            <text:p>Időjárás</text:p>
          </table:table-cell>
          <table:table-cell office:value-type="float" office:value="13">
            <text:p>1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Vehicles</text:p>
          </table:table-cell>
          <table:table-cell office:value-type="string">
            <text:p>Járművek</text:p>
          </table:table-cell>
          <table:table-cell office:value-type="float" office:value="50">
            <text:p>5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75]+1" office:value-type="float" office:value="44">
            <text:p>44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76]+1"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<text:a xlink:href="http://www.sodipodi.com/index.php3?section=gallery/looops">http://www.sodipodi.com/index.php3?section=gallery/looops</text:a></text:p>
          </table:table-cell>
          <table:table-cell/>
        </table:table-row>
        <table:table-row table:style-name="ro2">
          <table:table-cell table:number-columns-repeated="4"/>
          <table:table-cell table:formula="oooc:=[.F77]+1" office:value-type="float" office:value="47">
            <text:p>47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Patrick</text:p>
          </table:table-cell>
          <table:table-cell office:value-type="string">
            <text:p>pguimber@club-internet.fr</text:p>
          </table:table-cell>
          <table:table-cell office:value-type="string">
            <text:p>LGP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2">
          <table:table-cell office:value-type="string">
            <text:p>Signs</text:p>
          </table:table-cell>
          <table:table-cell office:value-type="string">
            <text:p>Jelek</text:p>
          </table:table-cell>
          <table:table-cell office:value-type="float" office:value="86">
            <text:p>86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79]+1" office:value-type="float" office:value="13">
            <text:p>13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80]+1" office:value-type="float" office:value="67">
            <text:p>67</text:p>
          </table:table-cell>
          <table:table-cell office:value-type="float" office:value="85">
            <text:p>8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table:formula="oooc:=[.F81]+1" office:value-type="float" office:value="86">
            <text:p>86</text:p>
          </table:table-cell>
          <table:table-cell table:formula="oooc:=[.E82]" office:value-type="float" office:value="86">
            <text:p>86</text:p>
          </table:table-cell>
          <table:table-cell/>
          <table:table-cell office:value-type="string">
            <text:p>Adam Nilsson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Radioactive+sign?content=57782</text:p>
          </table:table-cell>
          <table:table-cell/>
        </table:table-row>
        <table:table-row table:style-name="ro1">
          <table:table-cell office:value-type="string">
            <text:p>Blue Man</text:p>
          </table:table-cell>
          <table:table-cell office:value-type="string">
            <text:p>Kék ember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Chemistry - Amino acids</text:p>
          </table:table-cell>
          <table:table-cell office:value-type="string">
            <text:p>Kémia - Aminósava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signs</text:p>
          </table:table-cell>
          <table:table-cell office:value-type="string">
            <text:p>Logikai jele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gates</text:p>
          </table:table-cell>
          <table:table-cell office:value-type="string">
            <text:p>Logikai kapuk</text:p>
          </table:table-cell>
          <table:table-cell office:value-type="float" office:value="22">
            <text:p>22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Logos</text:p>
          </table:table-cell>
          <table:table-cell office:value-type="string">
            <text:p>Logók</text:p>
          </table:table-cell>
          <table:table-cell office:value-type="float" office:value="17">
            <text:p>17</text:p>
          </table:table-cell>
          <table:table-cell office:value-type="string">
            <text:p>OOExtras.or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87]+1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table:formula="oooc:=[.F88]+1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wrock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Ubuntu+logo+SVG?content=57816</text:p>
          </table:table-cell>
          <table:table-cell/>
        </table:table-row>
        <table:table-row table:style-name="ro1">
          <table:table-cell table:number-columns-repeated="4"/>
          <table:table-cell table:formula="oooc:=[.F89]+1"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xavier corredor llano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cliparts+buttons?content=57229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90]+1"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logos</text:p>
          </table:table-cell>
          <table:table-cell/>
        </table:table-row>
        <table:table-row table:style-name="ro1">
          <table:table-cell office:value-type="string">
            <text:p>Smilies</text:p>
          </table:table-cell>
          <table:table-cell office:value-type="string">
            <text:p>Mosolyok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rows</text:p>
          </table:table-cell>
          <table:table-cell office:value-type="string">
            <text:p>Nyilak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1 clock</text:p>
          </table:table-cell>
          <table:table-cell office:value-type="string">
            <text:p>Óra 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2 clock</text:p>
          </table:table-cell>
          <table:table-cell office:value-type="string">
            <text:p>Óra 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3 clock</text:p>
          </table:table-cell>
          <table:table-cell office:value-type="string">
            <text:p>Óra 3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4 clock</text:p>
          </table:table-cell>
          <table:table-cell office:value-type="string">
            <text:p>Óra 4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5 clock</text:p>
          </table:table-cell>
          <table:table-cell office:value-type="string">
            <text:p>Óra 5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6 clock</text:p>
          </table:table-cell>
          <table:table-cell office:value-type="string">
            <text:p>Óra 6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7 clock</text:p>
          </table:table-cell>
          <table:table-cell office:value-type="string">
            <text:p>Óra 7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8 clock</text:p>
          </table:table-cell>
          <table:table-cell office:value-type="string">
            <text:p>Óra 8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9 clock</text:p>
          </table:table-cell>
          <table:table-cell office:value-type="string">
            <text:p>Óra 9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0 clock</text:p>
          </table:table-cell>
          <table:table-cell office:value-type="string">
            <text:p>Óra 1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1 clock</text:p>
          </table:table-cell>
          <table:table-cell office:value-type="string">
            <text:p>Óra 1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2 clock</text:p>
          </table:table-cell>
          <table:table-cell office:value-type="string">
            <text:p>Óra 1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neumatic - parts</text:p>
          </table:table-cell>
          <table:table-cell office:value-type="string">
            <text:p>Pneumatika - alkatrész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omputer - general</text:p>
          </table:table-cell>
          <table:table-cell office:value-type="string">
            <text:p>Számítástechnika - általános</text:p>
          </table:table-cell>
          <table:table-cell office:value-type="float" office:value="29">
            <text:p>29</text:p>
          </table:table-cell>
          <table:table-cell office:value-type="string">
            <text:p>Xfig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107]+1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omputer - network</text:p>
          </table:table-cell>
          <table:table-cell office:value-type="string">
            <text:p>Számítástechnika - hálózat</text:p>
          </table:table-cell>
          <table:table-cell office:value-type="float" office:value="32">
            <text:p>3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network devices</text:p>
          </table:table-cell>
          <table:table-cell office:value-type="string">
            <text:p>Számítástechnika - Hálózati elemek</text:p>
          </table:table-cell>
          <table:table-cell office:value-type="float" office:value="18">
            <text:p>18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WIFI</text:p>
          </table:table-cell>
          <table:table-cell office:value-type="string">
            <text:p>Számítástechnika - WIFI</text:p>
          </table:table-cell>
          <table:table-cell office:value-type="float" office:value="9">
            <text:p>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Numbers</text:p>
          </table:table-cell>
          <table:table-cell office:value-type="string">
            <text:p>Számok</text:p>
          </table:table-cell>
          <table:table-cell office:value-type="float" office:value="40">
            <text:p>40</text:p>
          </table:table-cell>
          <table:table-cell office:value-type="string">
            <text:p>OpenOffice.org 1.1.x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4"/>
          <table:table-cell table:formula="oooc:=[.F112]+1"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113]+1" office:value-type="float" office:value="31">
            <text:p>31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2">
          <table:table-cell office:value-type="string">
            <text:p>Signs - danger</text:p>
          </table:table-cell>
          <table:table-cell office:value-type="string">
            <text:p>Táblák- Veszély</text:p>
          </table:table-cell>
          <table:table-cell office:value-type="float" office:value="38">
            <text:p>38</text:p>
          </table:table-cell>
          <table:table-cell office:value-type="string">
            <text:p>OOExtras.org</text:p>
          </table:table-cell>
          <table:table-cell table:number-columns-repeated="2"/>
          <table:table-cell office:value-type="string">
            <text:p>FloralStudio</text:p>
          </table:table-cell>
          <table:table-cell table:style-name="ce1" office:value-type="string">
            <text:p>Shu Minari </text:p>
          </table:table-cell>
          <table:table-cell table:style-name="ce1" office:value-type="string">
            <text:p><text:a xlink:href="mailto:foral@openoffice">foral@openoffice</text:a>.org </text:p>
          </table:table-cell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2">
          <table:table-cell office:value-type="string">
            <text:p>Objects</text:p>
          </table:table-cell>
          <table:table-cell office:value-type="string">
            <text:p>Tárgyak</text:p>
          </table:table-cell>
          <table:table-cell office:value-type="float" office:value="298">
            <text:p>298</text:p>
          </table:table-cell>
          <table:table-cell office:value-type="string">
            <text:p>OpenOffice.org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4"/>
          <table:table-cell table:formula="oooc:=[.F116]+1"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Patrick</text:p>
          </table:table-cell>
          <table:table-cell office:value-type="string">
            <text:p>pguimber@club-internet.fr</text:p>
          </table:table-cell>
          <table:table-cell office:value-type="string">
            <text:p>LGP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office:value-type="float" office:value="68">
            <text:p>68</text:p>
          </table:table-cell>
          <table:table-cell office:value-type="float" office:value="293">
            <text:p>293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Africa</text:p>
          </table:table-cell>
          <table:table-cell office:value-type="string">
            <text:p>Térkép - Afrika</text:p>
          </table:table-cell>
          <table:table-cell office:value-type="float" office:value="42">
            <text:p>4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United States of America</text:p>
          </table:table-cell>
          <table:table-cell office:value-type="string">
            <text:p>Térkép - Amerikai Egyesült Államok</text:p>
          </table:table-cell>
          <table:table-cell office:value-type="float" office:value="51">
            <text:p>51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ustralia</text:p>
          </table:table-cell>
          <table:table-cell office:value-type="string">
            <text:p>Térkép - Ausztrália</text:p>
          </table:table-cell>
          <table:table-cell office:value-type="float" office:value="2">
            <text:p>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sia</text:p>
          </table:table-cell>
          <table:table-cell office:value-type="string">
            <text:p>Térkép - Ázsia</text:p>
          </table:table-cell>
          <table:table-cell office:value-type="float" office:value="19">
            <text:p>19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South America</text:p>
          </table:table-cell>
          <table:table-cell office:value-type="string">
            <text:p>Térkép - Dél-Amerika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Europe</text:p>
          </table:table-cell>
          <table:table-cell office:value-type="string">
            <text:p>Térkép - Európa</text:p>
          </table:table-cell>
          <table:table-cell office:value-type="float" office:value="17">
            <text:p>1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Europe 1</text:p>
          </table:table-cell>
          <table:table-cell office:value-type="string">
            <text:p>Térkép - Európa 1</text:p>
          </table:table-cell>
          <table:table-cell office:value-type="float" office:value="30">
            <text:p>30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France</text:p>
          </table:table-cell>
          <table:table-cell office:value-type="string">
            <text:p>Térkép - Franciaország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France - countries</text:p>
          </table:table-cell>
          <table:table-cell office:value-type="string">
            <text:p>Térkép - Franciaország - régiók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gns</text:p>
          </table:table-cell>
          <table:table-cell office:value-type="string">
            <text:p>Térkép - jelek</text:p>
          </table:table-cell>
          <table:table-cell office:value-type="float" office:value="112">
            <text:p>11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anada</text:p>
          </table:table-cell>
          <table:table-cell office:value-type="string">
            <text:p>Térkép – Kanada</text:p>
          </table:table-cell>
          <table:table-cell office:value-type="float" office:value="11">
            <text:p>11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ontinents</text:p>
          </table:table-cell>
          <table:table-cell office:value-type="string">
            <text:p>Térkép – Kontinens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iddle East</text:p>
          </table:table-cell>
          <table:table-cell office:value-type="string">
            <text:p>Térkép – Közel-Kelet</text:p>
          </table:table-cell>
          <table:table-cell office:value-type="float" office:value="13">
            <text:p>13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merica</text:p>
          </table:table-cell>
          <table:table-cell office:value-type="string">
            <text:p>Térkép - Közép-Amerika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ges</text:p>
          </table:table-cell>
          <table:table-cell office:value-type="string">
            <text:p>Térkép - Középkor</text:p>
          </table:table-cell>
          <table:table-cell office:value-type="float" office:value="19">
            <text:p>1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exico</text:p>
          </table:table-cell>
          <table:table-cell office:value-type="string">
            <text:p>Térkép – Mexikó</text:p>
          </table:table-cell>
          <table:table-cell office:value-type="float" office:value="34">
            <text:p>34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ncient times</text:p>
          </table:table-cell>
          <table:table-cell office:value-type="string">
            <text:p>Térkép - Ókor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mbols</text:p>
          </table:table-cell>
          <table:table-cell office:value-type="string">
            <text:p>Térkép - rajzjelek</text:p>
          </table:table-cell>
          <table:table-cell office:value-type="float" office:value="46">
            <text:p>46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table:formula="oooc:=[.F138]+1"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mapsymbols</text:p>
          </table:table-cell>
          <table:table-cell/>
        </table:table-row>
        <table:table-row table:style-name="ro1">
          <table:table-cell office:value-type="string">
            <text:p>Maps - history - 1900</text:p>
          </table:table-cell>
          <table:table-cell office:value-type="string">
            <text:p>Térkép - történelem - 190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World</text:p>
          </table:table-cell>
          <table:table-cell office:value-type="string">
            <text:p>Térkép - Világ</text:p>
          </table:table-cell>
          <table:table-cell office:value-type="float" office:value="10">
            <text:p>1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141]+1" office:value-type="float" office:value="10">
            <text:p>10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rops</text:p>
          </table:table-cell>
          <table:table-cell office:value-type="string">
            <text:p>Termények</text:p>
          </table:table-cell>
          <table:table-cell office:value-type="float" office:value="40">
            <text:p>4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143]+1" office:value-type="float" office:value="40">
            <text:p>40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<text:a xlink:href="http://www.sodipodi.com/index.php3?section=gallery/looops">http://www.sodipodi.com/index.php3?section=gallery/looops</text:a></text:p>
          </table:table-cell>
          <table:table-cell/>
        </table:table-row>
        <table:table-row table:style-name="ro1">
          <table:table-cell office:value-type="string">
            <text:p>Fractions</text:p>
          </table:table-cell>
          <table:table-cell office:value-type="string">
            <text:p>Törtek</text:p>
          </table:table-cell>
          <table:table-cell office:value-type="float" office:value="36">
            <text:p>36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lags</text:p>
          </table:table-cell>
          <table:table-cell office:value-type="string">
            <text:p>Zászlók</text:p>
          </table:table-cell>
          <table:table-cell office:value-type="float" office:value="306">
            <text:p>306</text:p>
          </table:table-cell>
          <table:table-cell office:value-type="string">
            <text:p>Sodipodi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flags</text:p>
          </table:table-cell>
          <table:table-cell/>
        </table:table-row>
        <table:table-row table:style-name="ro1">
          <table:table-cell table:number-columns-repeated="4"/>
          <table:table-cell table:formula="oooc:=[.F146]+1" office:value-type="float" office:value="282">
            <text:p>282</text:p>
          </table:table-cell>
          <table:table-cell office:value-type="float" office:value="306">
            <text:p>306</text:p>
          </table:table-cell>
          <table:table-cell/>
          <table:table-cell office:value-type="string">
            <text:p>David Cannings</text:p>
          </table:table-cell>
          <table:table-cell office:value-type="string">
            <text:p>david@edeca.net</text:p>
          </table:table-cell>
          <table:table-cell office:value-type="string">
            <text:p>CC by-sa 2.0</text:p>
          </table:table-cell>
          <table:table-cell office:value-type="string">
            <text:p>http://edeca.net</text:p>
          </table:table-cell>
          <table:table-cell/>
        </table:table-row>
        <table:table-row table:style-name="ro1">
          <table:table-cell office:value-type="string">
            <text:p>Music - instruments</text:p>
          </table:table-cell>
          <table:table-cell office:value-type="string">
            <text:p>Zene - hangszer</text:p>
          </table:table-cell>
          <table:table-cell office:value-type="float" office:value="3">
            <text:p>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usic - sheet music</text:p>
          </table:table-cell>
          <table:table-cell office:value-type="string">
            <text:p>Zene - kott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2">
          <table:table-cell office:value-type="string">
            <text:p>Special Pictogramms</text:p>
          </table:table-cell>
          <table:table-cell office:value-type="string">
            <text:p>Speciális piktogramok</text:p>
          </table:table-cell>
          <table:table-cell office:value-type="float" office:value="26">
            <text:p>26</text:p>
          </table:table-cell>
          <table:table-cell table:style-name="ce1" office:value-type="string">
            <text:p>Fressnapf </text:p>
          </table:table-cell>
          <table:table-cell table:style-name="ce3" table:number-columns-repeated="2"/>
          <table:table-cell table:number-columns-repeated="3"/>
          <table:table-cell office:value-type="string">
            <text:p>LGPL</text:p>
          </table:table-cell>
          <table:table-cell office:value-type="string">
            <text:p>http://qa.openoffice.org/issues/show_bug.cgi?id=66738</text:p>
          </table:table-cell>
          <table:table-cell/>
        </table:table-row>
        <table:table-row table:style-name="ro2">
          <table:table-cell office:value-type="string">
            <text:p>Photos - Celebration</text:p>
          </table:table-cell>
          <table:table-cell office:value-type="string">
            <text:p>Fotók – Ünnepek</text:p>
          </table:table-cell>
          <table:table-cell office:value-type="float" office:value="2">
            <text:p>2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- Foods and Drinks</text:p>
          </table:table-cell>
          <table:table-cell office:value-type="string">
            <text:p>Fotók – Ételek és Italok</text:p>
          </table:table-cell>
          <table:table-cell office:value-type="float" office:value="7">
            <text:p>7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office:value-type="string">
            <text:p>Photos – Humans</text:p>
          </table:table-cell>
          <table:table-cell office:value-type="string">
            <text:p>Fotók – Emberek</text:p>
          </table:table-cell>
          <table:table-cell office:value-type="float" office:value="6">
            <text:p>6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7745606@N05/</text:p>
          </table:table-cell>
          <table:table-cell office:value-type="string">
            <text:p>1472456323_62f1a7dad1_o.jpg</text:p>
          </table:table-cell>
          <table:table-cell table:number-columns-repeated="2"/>
          <table:table-cell office:value-type="string">
            <text:p>Amyfm</text:p>
          </table:table-cell>
          <table:table-cell/>
          <table:table-cell office:value-type="string">
            <text:p>CC by</text:p>
          </table:table-cell>
          <table:table-cell office:value-type="string">
            <text:p><text:a xlink:href="http://www.flickr.com/photos/7745606@N05/1472456323/">http://www.flickr.com/photos/7745606@N05/1472456323/</text:a>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7745606@N05/</text:p>
          </table:table-cell>
          <table:table-cell office:value-type="string">
            <text:p>1473308070_30ac88194b_o.jpg</text:p>
          </table:table-cell>
          <table:table-cell table:number-columns-repeated="2"/>
          <table:table-cell office:value-type="string">
            <text:p>Amyfm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7745606@N05/147330807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mazzuk/</text:p>
          </table:table-cell>
          <table:table-cell office:value-type="string">
            <text:p>1471425079_b3b53bdf5f_b.jpg</text:p>
          </table:table-cell>
          <table:table-cell table:number-columns-repeated="2"/>
          <table:table-cell office:value-type="string">
            <text:p>Mazzuk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mazzuk/1471425079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mazzuk/</text:p>
          </table:table-cell>
          <table:table-cell table:style-name="Default" office:value-type="string">
            <text:p>1481457389_86532082cb_b.jpg</text:p>
          </table:table-cell>
          <table:table-cell table:number-columns-repeated="2"/>
          <table:table-cell office:value-type="string">
            <text:p>Mazzuk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mazzuk/1481457389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scenery/</text:p>
          </table:table-cell>
          <table:table-cell office:value-type="string">
            <text:p>1482314200_1f933fe66f_b.jpg</text:p>
          </table:table-cell>
          <table:table-cell table:number-columns-repeated="2"/>
          <table:table-cell office:value-type="string">
            <text:p>Luo Shaoyang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scenery/1482314200/</text:p>
          </table:table-cell>
          <table:table-cell/>
        </table:table-row>
        <table:table-row table:style-name="ro1">
          <table:table-cell office:value-type="string">
            <text:p>Photos - Objects</text:p>
          </table:table-cell>
          <table:table-cell office:value-type="string">
            <text:p>Fotók – Tárgyak</text:p>
          </table:table-cell>
          <table:table-cell office:value-type="float" office:value="18">
            <text:p>18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NASA</text:p>
          </table:table-cell>
          <table:table-cell office:value-type="string">
            <text:p>Wikimedia_Space_*</text:p>
          </table:table-cell>
          <table:table-cell table:number-columns-repeated="4"/>
          <table:table-cell office:value-type="string">
            <text:p>Public Domain</text:p>
          </table:table-cell>
          <table:table-cell office:value-type="string">
            <text:p><text:a xlink:href="http://www.jsc.nasa.gov/policies.html">http://www.jsc.nasa.gov/policies.html</text:a></text:p>
          </table:table-cell>
          <table:table-cell/>
        </table:table-row>
        <table:table-row table:style-name="ro2">
          <table:table-cell office:value-type="string">
            <text:p>Photos - Space</text:p>
          </table:table-cell>
          <table:table-cell office:value-type="string">
            <text:p>Fotók – Világűr</text:p>
          </table:table-cell>
          <table:table-cell office:value-type="float" office:value="19">
            <text:p>19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office:value-type="string">
            <text:p>Photos - Travel</text:p>
          </table:table-cell>
          <table:table-cell office:value-type="string">
            <text:p>Fotók – Utazás</text:p>
          </table:table-cell>
          <table:table-cell office:value-type="float" office:value="6">
            <text:p>6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OpenOffice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<text:a xlink:href="http://www.openoffice.org/">http://www.openoffice.org/</text:a></text:p>
          </table:table-cell>
          <table:table-cell/>
        </table:table-row>
        <table:table-row table:style-name="ro1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4">
            <text:p>4</text:p>
          </table:table-cell>
          <table:table-cell office:value-type="string">
            <text:p>Sodipodi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3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VectorPortal.com</text:p>
          </table:table-cell>
          <table:table-cell table:number-columns-repeated="3"/>
          <table:table-cell office:value-type="string">
            <text:p>Boris Maric</text:p>
          </table:table-cell>
          <table:table-cell table:style-name="ce4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Relegion</text:p>
          </table:table-cell>
          <table:table-cell office:value-type="string">
            <text:p>Vallás</text:p>
          </table:table-cell>
          <table:table-cell office:value-type="float" office:value="22">
            <text:p>22</text:p>
          </table:table-cell>
          <table:table-cell office:value-type="string">
            <text:p>OpenOffice.org</text:p>
          </table:table-cell>
          <table:table-cell table:number-columns-repeated="2"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Homepage 2</text:p>
          </table:table-cell>
          <table:table-cell office:value-type="string">
            <text:p>Honlap 2</text:p>
          </table:table-cell>
          <table:table-cell office:value-type="float" office:value="36">
            <text:p>36</text:p>
          </table:table-cell>
          <table:table-cell office:value-type="string">
            <text:p>OpenOffice.org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Marketing</text:p>
          </table:table-cell>
          <table:table-cell table:number-columns-repeated="3"/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35">
            <text:p>35</text:p>
          </table:table-cell>
          <table:table-cell/>
          <table:table-cell table:formula="oooc:=[.F169]+1"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170]+1"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formula="oooc:=SUM([.C2:.C174])" office:value-type="float" office:value="3458">
            <text:p>3458</text:p>
          </table:table-cell>
          <table:table-cell table:number-columns-repeated="9"/>
        </table:table-row>
        <table:table-row table:style-name="ro1" table:number-rows-repeated="6536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unkalap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Munkalap1.A1:Munkalap1.K16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Lucida Sans Unicode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3">2008.01.03</text:date>, <text:time>17:02:52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5-08-05T18:33:58</meta:creation-date>
    <dc:creator>szalaik</dc:creator>
    <dc:date>2008-01-03T17:02:52</dc:date>
    <meta:editing-cycles>160</meta:editing-cycles>
    <meta:editing-duration>PT7H36M8S</meta:editing-duration>
    <meta:user-defined meta:name="Info 1"/>
    <meta:user-defined meta:name="Info 2"/>
    <meta:user-defined meta:name="Info 3"/>
    <meta:user-defined meta:name="Info 4"/>
    <meta:document-statistic meta:table-count="3" meta:cell-count="1072"/>
  </office:meta>
</office:document-meta>
</file>